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No 2</text:p>
      <text:p text:style-name="Standard">Тема: Знакомство и работа с IDE PyCharm Community. Построение программ линейной</text:p>
      <text:p text:style-name="Standard">структуры в IDE PyCharm Community.</text:p>
      <text:p text:style-name="Standard">Цель: выработка первичных навыков работы с IDE PyCharm Community, составление</text:p>
      <text:p text:style-name="Standard">программ линейной структуры.</text:p>
      <text:p text:style-name="Standard">Постановка задачи.</text:p>
      <text:p text:style-name="Standard">С начала суток прошло N секунд (N — целое). Найти количество полных минут, прошедших с</text:p>
      <text:p text:style-name="Standard">начала суток.</text:p>
      <text:p text:style-name="Standard">Тип алгоритма: линейный</text:p>
      <text:p text:style-name="Standard">Блок-схема алгоритма:</text:p>
      <text:p text:style-name="Standard">Начало</text:p>
      <text:p text:style-name="Standard">Ввод N</text:p>
      <text:p text:style-name="Standard">Перевод из секунд в</text:p>
      <text:p text:style-name="Standard">минуты, создание</text:p>
      <text:p text:style-name="Standard">переменной M</text:p>
      <text:p text:style-name="Standard">Вывод на экран</text:p>
      <text:p text:style-name="Standard">переменной M</text:p>
      <text:p text:style-name="Standard">Конец</text:p>
      <text:p text:style-name="Standard">Текст программы:</text:p>
      <text:p text:style-name="Standard">N = int(input('Введите количество секунд: '))</text:p>
      <text:p text:style-name="Standard">M = N // 60 # Перевод из секунд в минуты</text:p>
      <text:p text:style-name="Standard">print(M) # Количество полных минут прошедших с начала суток</text:p>
      <text:p text:style-name="Standard">Протокол работы программы:</text:p>
      <text:p text:style-name="Standard">Введите количество секунд: 130</text:p>
      <text:p text:style-name="Standard">2</text:p>
      <text:p text:style-name="Standard">Программа успешно завершена!</text:p>
      <text:p text:style-name="Standard">Вывод: в процессе выполнения практического занятия выработал первичных навыков работы</text:p>
      <text:p text:style-name="Standard">с IDE PyCharm Community, составление программ линейной структуры.</text:p>
      <text:p text:style-name="Standard">Выполнены разработка кода, отладка, тестирование, оптимизация программного кода.</text:p>
      <text:p text:style-name="Standard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1-23T11:43:51.812283006</dc:date>
    <meta:editing-cycles>2</meta:editing-cycles>
    <meta:editing-duration>PT4M38S</meta:editing-duration>
    <meta:document-statistic meta:table-count="0" meta:image-count="0" meta:object-count="0" meta:page-count="1" meta:paragraph-count="30" meta:word-count="144" meta:character-count="1013" meta:non-whitespace-character-count="898"/>
    <meta:user-defined meta:name="Поле 1"/>
    <meta:user-defined meta:name="Поле 2"/>
    <meta:user-defined meta:name="Поле 3"/>
    <meta:user-defined meta:name="Поле 4"/>
  </office:meta>
</office:document-meta>
</file>